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1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opacity="0%" draw:textarea-horizontal-align="justify" draw:textarea-vertical-align="middle" draw:auto-grow-height="false" fo:min-height="0.655cm" fo:min-width="6.902cm"/>
      <style:paragraph-properties style:writing-mode="lr-tb"/>
    </style:style>
    <style:style style:name="gr2" style:family="graphic" style:parent-style-name="standard">
      <style:graphic-properties svg:stroke-color="#000000" draw:opacity="0%" draw:textarea-horizontal-align="justify" draw:textarea-vertical-align="middle" draw:auto-grow-height="false" fo:min-height="0.655cm" fo:min-width="2.704cm"/>
      <style:paragraph-properties style:writing-mode="lr-tb"/>
    </style:style>
    <style:style style:name="gr3" style:family="graphic" style:parent-style-name="standard">
      <style:graphic-properties svg:stroke-color="#000000" draw:opacity="0%" draw:textarea-horizontal-align="justify" draw:textarea-vertical-align="middle" draw:auto-grow-height="false" fo:min-height="0.655cm" fo:min-width="2.547cm"/>
      <style:paragraph-properties style:writing-mode="lr-tb"/>
    </style:style>
    <style:style style:name="gr4" style:family="graphic" style:parent-style-name="objectwithoutfill">
      <style:graphic-properties svg:stroke-color="#000000" draw:marker-start="Symmetric_20_Arrow" draw:marker-end="Symmetric_20_Arrow" draw:fill="solid" draw:textarea-vertical-align="middle"/>
    </style:style>
    <style:style style:name="gr5" style:family="graphic" style:parent-style-name="standard">
      <style:graphic-properties draw:stroke="none" draw:fill="none" fo:min-height="0.589cm"/>
      <style:paragraph-properties style:writing-mode="lr-tb"/>
    </style:style>
    <style:style style:name="gr6" style:family="graphic" style:parent-style-name="standard">
      <style:graphic-properties svg:stroke-color="#000000" draw:opacity="0%" draw:textarea-horizontal-align="justify" draw:textarea-vertical-align="middle" draw:auto-grow-height="false" fo:min-height="0.655cm" fo:min-width="6.417cm"/>
      <style:paragraph-properties style:writing-mode="lr-tb"/>
    </style:style>
    <style:style style:name="gr7" style:family="graphic" style:parent-style-name="standard">
      <style:graphic-properties svg:stroke-color="#000000" draw:opacity="0%" draw:textarea-horizontal-align="justify" draw:textarea-vertical-align="middle" draw:auto-grow-height="false" fo:min-height="0.655cm" fo:min-width="5.982cm"/>
      <style:paragraph-properties style:writing-mode="lr-tb"/>
    </style:style>
    <style:style style:name="gr8" style:family="graphic" style:parent-style-name="standard">
      <style:graphic-properties svg:stroke-color="#000000" draw:opacity="0%" draw:textarea-horizontal-align="justify" draw:textarea-vertical-align="middle" draw:auto-grow-height="false" fo:min-height="0.655cm" fo:min-width="5.64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9cm" fo:min-width="1.554cm"/>
      <style:paragraph-properties style:writing-mode="lr-tb"/>
    </style:style>
    <style:style style:name="gr10" style:family="graphic" style:parent-style-name="objectwithoutfill">
      <style:graphic-properties svg:stroke-color="#000000" draw:marker-end="Symmetric_20_Arrow" draw:fill="solid" draw:textarea-vertical-align="middle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 style:writing-mode="lr-tb"/>
      <style:text-properties fo:font-size="8.39999961853027pt" style:font-size-asian="15pt" style:font-size-complex="15pt"/>
    </style:style>
    <style:style style:name="P2" style:family="paragraph">
      <loext:graphic-properties draw:opacity="0%"/>
      <style:paragraph-properties fo:text-align="center" style:writing-mode="lr-tb"/>
      <style:text-properties fo:font-size="8.39999961853027pt" style:font-size-asian="15pt" style:font-size-complex="15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/>
      <style:paragraph-properties style:writing-mode="lr-tb"/>
      <style:text-properties fo:font-size="10.1000003814697pt"/>
    </style:style>
    <style:style style:name="P5" style:family="paragraph">
      <loext:graphic-properties draw:fill="none" draw:fill-color="#ffffff"/>
      <style:paragraph-properties style:writing-mode="lr-tb"/>
      <style:text-properties fo:font-size="20.2999992370605pt" style:font-size-asian="36pt" style:font-size-complex="36pt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style:font-name="DejaVu Sans1" fo:font-size="36pt" style:font-name-asian="DejaVu Sans1" style:font-size-asian="36pt" style:font-name-complex="DejaVu Sans1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7.5cm" svg:height="1.003cm" svg:x="1.208cm" svg:y="0.208cm">
          <text:p text:style-name="P1"><text:span text:style-name="T1">CoreChkC(Coq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302cm" svg:height="1.003cm" svg:x="5.842cm" svg:y="2.501cm">
          <text:p text:style-name="P1"><text:span text:style-name="T1">Type Syst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145cm" svg:height="1.003cm" svg:x="0.241cm" svg:y="2.501cm">
          <text:p text:style-name="P1"><text:span text:style-name="T1">Semanti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3.385cm" svg:y1="3.076cm" svg:x2="5.804cm" svg:y2="3.076cm">
          <text:p/>
        </draw:line>
        <draw:frame draw:style-name="gr5" draw:text-style-name="P4" draw:layer="layout" svg:width="3.205cm" svg:height="0.839cm" svg:x="3.556cm" svg:y="2.314cm">
          <draw:text-box>
            <text:p><text:span text:style-name="T1">Sound</text:span></text:p>
          </draw:text-box>
        </draw:frame>
        <draw:frame draw:style-name="gr5" draw:text-style-name="P4" draw:layer="layout" svg:width="3.402cm" svg:height="0.839cm" svg:x="3.456cm" svg:y="2.971cm">
          <draw:text-box>
            <text:p><text:span text:style-name="T1">Verified</text:span></text:p>
          </draw:text-box>
        </draw:frame>
        <draw:custom-shape draw:style-name="gr6" draw:text-style-name="P2" draw:layer="layout" svg:width="7.015cm" svg:height="1.003cm" svg:x="10.643cm" svg:y="0.208cm">
          <text:p text:style-name="P1"><text:span text:style-name="T1">CoreChkC(Redex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302cm" svg:height="1.003cm" svg:x="15.748cm" svg:y="2.501cm">
          <text:p text:style-name="P1"><text:span text:style-name="T1">Type Syst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145cm" svg:height="1.003cm" svg:x="9.677cm" svg:y="2.501cm">
          <text:p text:style-name="P1"><text:span text:style-name="T1">Semanti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3.402cm" svg:height="0.839cm" svg:x="13.208cm" svg:y="2.314cm">
          <draw:text-box>
            <text:p><text:span text:style-name="T1">Sound</text:span></text:p>
          </draw:text-box>
        </draw:frame>
        <draw:frame draw:style-name="gr5" draw:text-style-name="P4" draw:layer="layout" svg:width="3.402cm" svg:height="0.839cm" svg:x="12.954cm" svg:y="3.153cm">
          <draw:text-box>
            <text:p><text:span text:style-name="T1">Validated</text:span></text:p>
          </draw:text-box>
        </draw:frame>
        <draw:frame draw:style-name="gr5" draw:text-style-name="P4" draw:layer="layout" svg:width="3.402cm" svg:height="0.839cm" svg:x="9.044cm" svg:y="4.893cm">
          <draw:text-box>
            <text:p><text:span text:style-name="T1">Compilation</text:span></text:p>
          </draw:text-box>
        </draw:frame>
        <draw:frame draw:style-name="gr5" draw:text-style-name="P4" draw:layer="layout" svg:width="3.402cm" svg:height="0.839cm" svg:x="12.092cm" svg:y="4.893cm">
          <draw:text-box>
            <text:p><text:span text:style-name="T1">Validated</text:span></text:p>
          </draw:text-box>
        </draw:frame>
        <draw:custom-shape draw:style-name="gr7" draw:text-style-name="P2" draw:layer="layout" svg:width="6.58cm" svg:height="1.003cm" svg:x="9.654cm" svg:y="6.858cm">
          <text:p text:style-name="P1"><text:span text:style-name="T1">Core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6.241cm" svg:height="1.003cm" svg:x="19.812cm" svg:y="0.208cm">
          <text:p text:style-name="P1"><text:span text:style-name="T1">Checked 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5" draw:layer="layout" svg:width="2.054cm" svg:height="1.729cm" svg:x="8.89cm" svg:y="-0.205cm">
          <draw:text-box>
            <text:p><text:span text:style-name="T2">⊆</text:span></text:p>
          </draw:text-box>
        </draw:frame>
        <draw:frame draw:style-name="gr9" draw:text-style-name="P5" draw:layer="layout" svg:width="2.054cm" svg:height="1.729cm" svg:x="18.012cm" svg:y="-0.205cm">
          <draw:text-box>
            <text:p><text:span text:style-name="T2">⊆</text:span></text:p>
          </draw:text-box>
        </draw:frame>
        <draw:line draw:style-name="gr4" draw:text-style-name="P3" draw:layer="layout" svg:x1="12.822cm" svg:y1="3.153cm" svg:x2="15.748cm" svg:y2="3.153cm">
          <text:p/>
        </draw:line>
        <draw:line draw:style-name="gr10" draw:text-style-name="P3" draw:layer="layout" svg:x1="24.638cm" svg:y1="1.211cm" svg:x2="24.638cm" svg:y2="6.871cm">
          <text:p/>
        </draw:line>
        <draw:line draw:style-name="gr10" draw:text-style-name="P3" draw:layer="layout" svg:x1="12.192cm" svg:y1="3.556cm" svg:x2="12.192cm" svg:y2="6.858cm">
          <text:p/>
        </draw:line>
        <draw:line draw:style-name="gr10" draw:text-style-name="P3" draw:layer="layout" svg:x1="12.192cm" svg:y1="1.211cm" svg:x2="12.192cm" svg:y2="2.54cm">
          <text:p/>
        </draw:line>
        <draw:line draw:style-name="gr10" draw:text-style-name="P3" draw:layer="layout" svg:x1="16.51cm" svg:y1="1.211cm" svg:x2="16.51cm" svg:y2="2.501cm">
          <text:p/>
        </draw:line>
        <draw:line draw:style-name="gr10" draw:text-style-name="P3" draw:layer="layout" svg:x1="7.112cm" svg:y1="1.211cm" svg:x2="7.112cm" svg:y2="2.501cm">
          <text:p/>
        </draw:line>
        <draw:line draw:style-name="gr10" draw:text-style-name="P3" draw:layer="layout" svg:x1="2.794cm" svg:y1="1.211cm" svg:x2="2.794cm" svg:y2="2.501cm">
          <text:p/>
        </draw:line>
        <draw:custom-shape draw:style-name="gr2" draw:text-style-name="P2" draw:layer="layout" svg:width="3.302cm" svg:height="1.003cm" svg:x="23.114cm" svg:y="6.871cm">
          <text:p text:style-name="P1"><text:span text:style-name="T1">Type Syst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145cm" svg:height="1.003cm" svg:x="19.05cm" svg:y="6.871cm">
          <text:p text:style-name="P1"><text:span text:style-name="T1">Semanti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3" draw:layer="layout" svg:x1="20.828cm" svg:y1="1.211cm" svg:x2="20.828cm" svg:y2="6.871cm">
          <text:p/>
        </draw:line>
        <draw:line draw:style-name="gr10" draw:text-style-name="P3" draw:layer="layout" svg:x1="12.7cm" svg:y1="3.504cm" svg:x2="19.05cm" svg:y2="7.112cm">
          <text:p/>
        </draw:line>
        <draw:frame draw:style-name="gr5" draw:text-style-name="P4" draw:layer="layout" svg:width="3.402cm" svg:height="0.839cm" svg:x="15.648cm" svg:y="4.749cm">
          <draw:text-box>
            <text:p><text:span text:style-name="T1">Validated</text:span></text:p>
          </draw:text-box>
        </draw:frame>
        <draw:line draw:style-name="gr10" draw:text-style-name="P3" draw:layer="layout" svg:x1="19.05cm" svg:y1="3.504cm" svg:x2="23.368cm" svg:y2="6.871cm">
          <text:p/>
        </draw:line>
        <draw:frame draw:style-name="gr5" draw:text-style-name="P4" draw:layer="layout" svg:width="3.402cm" svg:height="0.839cm" svg:x="21.336cm" svg:y="4.749cm">
          <draw:text-box>
            <text:p><text:span text:style-name="T1">Validated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1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7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22cm" fo:margin-bottom="0cm" fo:text-indent="0cm"/>
      <style:text-properties fo:font-size="15.699999809265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165cm" fo:margin-bottom="0cm" fo:text-indent="0cm"/>
      <style:text-properties fo:font-size="13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09cm" fo:margin-bottom="0cm" fo:text-indent="0cm"/>
      <style:text-properties fo:font-size="11.199999809265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53cm" fo:margin-bottom="0cm" fo:text-indent="0cm"/>
      <style:text-properties fo:font-size="11.199999809265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53cm" fo:margin-bottom="0cm" fo:text-indent="0cm"/>
      <style:text-properties fo:font-size="11.199999809265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53cm" fo:margin-bottom="0cm" fo:text-indent="0cm"/>
      <style:text-properties fo:font-size="11.199999809265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53cm" fo:margin-bottom="0cm" fo:text-indent="0cm"/>
      <style:text-properties fo:font-size="11.199999809265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53cm" fo:margin-bottom="0cm" fo:text-indent="0cm"/>
      <style:text-properties fo:font-size="11.199999809265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6.67cm" fo:page-height="8.8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3.097cm" svg:x="1cm" svg:y="4.372cm"/>
      <draw:page-thumbnail draw:layer="backgroundobjects" svg:width="9.294cm" svg:height="3.097cm" svg:x="1cm" svg:y="12.42cm"/>
      <draw:page-thumbnail draw:layer="backgroundobjects" svg:width="9.294cm" svg:height="3.097cm" svg:x="1cm" svg:y="20.468cm"/>
      <draw:page-thumbnail draw:layer="backgroundobjects" svg:width="9.294cm" svg:height="3.097cm" svg:x="11.295cm" svg:y="4.372cm"/>
      <draw:page-thumbnail draw:layer="backgroundobjects" svg:width="9.294cm" svg:height="3.097cm" svg:x="11.295cm" svg:y="12.42cm"/>
      <draw:page-thumbnail draw:layer="backgroundobjects" svg:width="9.294cm" svg:height="3.097cm" svg:x="11.295cm" svg:y="20.468cm"/>
    </style:handout-master>
    <style:master-page style:name="Default" style:page-layout-name="PM1" draw:style-name="Mdp1">
      <draw:frame presentation:style-name="Default-title" draw:layer="backgroundobjects" svg:width="24.002cm" svg:height="1.484cm" svg:x="1.328cm" svg:y="0.351cm" presentation:class="title" presentation:placeholder="true">
        <draw:text-box/>
      </draw:frame>
      <draw:frame presentation:style-name="Default-outline1" draw:layer="backgroundobjects" svg:width="24.002cm" svg:height="5.156cm" svg:x="1.328cm" svg:y="2.077cm" presentation:class="outline" presentation:placeholder="true">
        <draw:text-box/>
      </draw:frame>
      <draw:frame presentation:style-name="Mpr1" draw:text-style-name="MP2" draw:layer="backgroundobjects" svg:width="6.213cm" svg:height="0.613cm" svg:x="1.328cm" svg:y="8.09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453cm" svg:height="0.613cm" svg:x="9.115cm" svg:y="8.09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213cm" svg:height="0.613cm" svg:x="19.117cm" svg:y="8.09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30T14:49:29.508702325</meta:creation-date>
    <dc:date>2022-01-11T13:59:51.235291461</dc:date>
    <meta:editing-duration>PT13M3S</meta:editing-duration>
    <meta:editing-cycles>6</meta:editing-cycles>
    <meta:generator>LibreOffice/6.4.7.2$Linux_X86_64 LibreOffice_project/40$Build-2</meta:generator>
    <meta:document-statistic meta:object-count="54"/>
  </office:meta>
</office:document-meta>
</file>